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9433in" svg:height="4.7996in" svg:x="5.2445in" svg:y="2.163in">
            <draw:object draw:notify-on-update-of-ranges="Sheet1.K1:Sheet1.K3 Sheet1.L1:Sheet1.L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0642in" svg:y="4.3453in">
            <draw:object draw:notify-on-update-of-ranges="Sheet1.B2:Sheet1.B7 Sheet1.C2:Sheet1.C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.1161in" svg:y="3.5256in">
            <draw:object draw:notify-on-update-of-ranges="Sheet1.B2:Sheet1.B7 Sheet1.D2:Sheet1.D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0.8547in" svg:y="1.9953in">
            <draw:object draw:notify-on-update-of-ranges="Sheet1.K1:Sheet1.K3 Sheet1.N1:Sheet1.N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5.3728in" svg:y="0.2169in">
            <draw:object draw:notify-on-update-of-ranges="Sheet1.B2:Sheet1.B7 Sheet1.F2:Sheet1.F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Real time on Phi</text:p>
          </table:table-cell>
          <table:table-cell office:value-type="string" calcext:value-type="string">
            <text:p>Allreduce time o</text:p>
          </table:table-cell>
          <table:table-cell table:number-columns-repeated="2"/>
          <table:table-cell table:style-name="Default" office:value-type="string" calcext:value-type="string">
            <text:p>Whole problem estimated time</text:p>
          </table:table-cell>
          <table:table-cell table:number-columns-repeated="3"/>
          <table:table-cell office:value-type="string" calcext:value-type="string">
            <text:p>Nvidia Kepler</text:p>
          </table:table-cell>
          <table:table-cell office:value-type="float" office:value="0.496" calcext:value-type="float">
            <text:p>0.496</text:p>
          </table:table-cell>
          <table:table-cell table:formula="of:=6400000*250" office:value-type="float" office:value="1600000000" calcext:value-type="float">
            <text:p>1600000000</text:p>
          </table:table-cell>
          <table:table-cell table:formula="of:=[.M1]/[.L1]/1000000000" office:value-type="float" office:value="3.2258064516129" calcext:value-type="float">
            <text:p>3.225806451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8.480432" calcext:value-type="float">
            <text:p>8.48E+000</text:p>
          </table:table-cell>
          <table:table-cell table:style-name="ce1" office:value-type="float" office:value="0.001569" calcext:value-type="float">
            <text:p>1.57E-003</text:p>
          </table:table-cell>
          <table:table-cell table:style-name="ce1" table:formula="of:=[.C2]+[.D2]" office:value-type="float" office:value="8.482001" calcext:value-type="float">
            <text:p>8.48E+000</text:p>
          </table:table-cell>
          <table:table-cell table:style-name="ce1" table:formula="of:=([.E2]/8.48)*(1/[.B2])" office:value-type="float" office:value="1.00023596698113" calcext:value-type="float">
            <text:p>1.00E+000</text:p>
          </table:table-cell>
          <table:table-cell table:style-name="Default"/>
          <table:table-cell table:number-columns-repeated="3"/>
          <table:table-cell office:value-type="string" calcext:value-type="string">
            <text:p>Intel Xeon</text:p>
          </table:table-cell>
          <table:table-cell table:style-name="ce1" office:value-type="float" office:value="25.49585" calcext:value-type="float">
            <text:p>2.55E+001</text:p>
          </table:table-cell>
          <table:table-cell/>
          <table:table-cell table:formula="of:=[.M1]/[.L2]/1000000000" office:value-type="float" office:value="0.0627553111584827" calcext:value-type="float">
            <text:p>0.0627553112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6.905813" calcext:value-type="float">
            <text:p>6.91E+000</text:p>
          </table:table-cell>
          <table:table-cell table:style-name="ce1" office:value-type="float" office:value="6.177595" calcext:value-type="float">
            <text:p>6.18E+000</text:p>
          </table:table-cell>
          <table:table-cell table:style-name="ce1" table:formula="of:=[.C3]+[.D3]" office:value-type="float" office:value="13.083408" calcext:value-type="float">
            <text:p>1.31E+001</text:p>
          </table:table-cell>
          <table:table-cell table:style-name="ce1" table:formula="of:=([.E3]/8.48)*(1/[.B3])" office:value-type="float" office:value="0.771427358490566" calcext:value-type="float">
            <text:p>7.71E-001</text:p>
          </table:table-cell>
          <table:table-cell table:style-name="Default"/>
          <table:table-cell table:number-columns-repeated="3"/>
          <table:table-cell office:value-type="string" calcext:value-type="string">
            <text:p>Intel Xeon Phi</text:p>
          </table:table-cell>
          <table:table-cell table:style-name="ce1" office:value-type="float" office:value="8.480432" calcext:value-type="float">
            <text:p>8.48E+000</text:p>
          </table:table-cell>
          <table:table-cell/>
          <table:table-cell table:formula="of:=[.M1]/[.L3]/1000000000" office:value-type="float" office:value="0.188669633811108" calcext:value-type="float">
            <text:p>0.188669633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float" office:value="5.946658" calcext:value-type="float">
            <text:p>5.95E+000</text:p>
          </table:table-cell>
          <table:table-cell table:style-name="ce1" table:formula="of:=AVERAGE([.I28:.I32])" office:value-type="float" office:value="3.2325552" calcext:value-type="float">
            <text:p>3.23E+000</text:p>
          </table:table-cell>
          <table:table-cell table:style-name="ce1" table:formula="of:=[.C4]+[.D4]" office:value-type="float" office:value="9.1792132" calcext:value-type="float">
            <text:p>9.18E+000</text:p>
          </table:table-cell>
          <table:table-cell table:style-name="ce1" table:formula="of:=([.E4]/8.48)*(1/[.B4])" office:value-type="float" office:value="0.216490877358491" calcext:value-type="float">
            <text:p>2.16E-001</text:p>
          </table:table-cell>
          <table:table-cell table:style-name="Default"/>
          <table:table-cell table:number-columns-repeated="9"/>
          <table:table-cell table:style-name="Default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 office:value-type="float" office:value="10.604343" calcext:value-type="float">
            <text:p>1.06E+001</text:p>
          </table:table-cell>
          <table:table-cell/>
          <table:table-cell table:style-name="ce1" table:formula="of:=[.C5]+[.D5]" office:value-type="float" office:value="10.604343" calcext:value-type="float">
            <text:p>1.06E+001</text:p>
          </table:table-cell>
          <table:table-cell table:style-name="ce1" table:formula="of:=([.E5]/8.48)*(1/[.B5])" office:value-type="float" office:value="0.125051214622642" calcext:value-type="float">
            <text:p>1.25E-001</text:p>
          </table:table-cell>
          <table:table-cell table:style-name="Default"/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153049" calcext:value-type="float">
            <text:p>1.15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1" office:value-type="float" office:value="25.334992" calcext:value-type="float">
            <text:p>2.53E+001</text:p>
          </table:table-cell>
          <table:table-cell table:style-name="ce1" table:formula="of:=AVERAGE([.M15:.M64])" office:value-type="float" office:value="11.7335983" calcext:value-type="float">
            <text:p>1.17E+001</text:p>
          </table:table-cell>
          <table:table-cell table:style-name="ce1" table:formula="of:=[.C6]+[.D6]" office:value-type="float" office:value="37.0685903" calcext:value-type="float">
            <text:p>3.71E+001</text:p>
          </table:table-cell>
          <table:table-cell table:style-name="ce1" table:formula="of:=([.E6]/8.48)*(1/[.B6])" office:value-type="float" office:value="0.0874259205188679" calcext:value-type="float">
            <text:p>8.74E-002</text:p>
          </table:table-cell>
          <table:table-cell table:style-name="Default"/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5.62" calcext:value-type="float">
            <text:p>5.62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" table:formula="of:=AVERAGE([.G16:.G115])" office:value-type="float" office:value="5.29540747" calcext:value-type="float">
            <text:p>5.30E+000</text:p>
          </table:table-cell>
          <table:table-cell table:style-name="ce1" table:formula="of:=AVERAGE([.Q5:.Q104])" office:value-type="float" office:value="69.60705346" calcext:value-type="float">
            <text:p>6.96E+001</text:p>
          </table:table-cell>
          <table:table-cell table:style-name="ce1" table:formula="of:=[.C7]+[.D7]" office:value-type="float" office:value="74.90246093" calcext:value-type="float">
            <text:p>7.49E+001</text:p>
          </table:table-cell>
          <table:table-cell table:style-name="ce1" table:formula="of:=([.E7]/8.48)*(1/[.B7])" office:value-type="float" office:value="0.0883283737382076" calcext:value-type="float">
            <text:p>8.83E-002</text:p>
          </table:table-cell>
          <table:table-cell table:style-name="Default"/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07.9639" calcext:value-type="float">
            <text:p>2.08E+00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07.971" calcext:value-type="float">
            <text:p>2.08E+00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07.8179" calcext:value-type="float">
            <text:p>2.08E+00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07.2003" calcext:value-type="float">
            <text:p>2.07E+00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08.0212" calcext:value-type="float">
            <text:p>2.08E+00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62.10376" calcext:value-type="float">
            <text:p>6.21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08.0138" calcext:value-type="float">
            <text:p>2.08E+00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68.46873" calcext:value-type="float">
            <text:p>6.85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11.30003" calcext:value-type="float">
            <text:p>1.13E+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08.0344" calcext:value-type="float">
            <text:p>2.08E+00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6935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11.27903" calcext:value-type="float">
            <text:p>1.13E+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07.9988" calcext:value-type="float">
            <text:p>2.08E+00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8088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9.12797" calcext:value-type="float">
            <text:p>9.13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07.4939" calcext:value-type="float">
            <text:p>2.07E+00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7142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11.83932" calcext:value-type="float">
            <text:p>1.18E+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08.6239" calcext:value-type="float">
            <text:p>2.09E+00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3611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8.66457" calcext:value-type="float">
            <text:p>8.66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08.4668" calcext:value-type="float">
            <text:p>2.08E+00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9343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8.163877" calcext:value-type="float">
            <text:p>8.16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63.90577" calcext:value-type="float">
            <text:p>6.39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4521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9.529631" calcext:value-type="float">
            <text:p>9.53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67.18329" calcext:value-type="float">
            <text:p>6.72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0051" calcext:value-type="float">
            <text:p>5.29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7.779541" calcext:value-type="float">
            <text:p>7.78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08.4423" calcext:value-type="float">
            <text:p>2.08E+00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2651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8.395988" calcext:value-type="float">
            <text:p>8.40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69.46035" calcext:value-type="float">
            <text:p>6.95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9704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11.52321" calcext:value-type="float">
            <text:p>1.15E+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64.67662" calcext:value-type="float">
            <text:p>6.47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0399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8.556217" calcext:value-type="float">
            <text:p>8.56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67.78972" calcext:value-type="float">
            <text:p>6.78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2583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14.50835" calcext:value-type="float">
            <text:p>1.45E+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78.18279" calcext:value-type="float">
            <text:p>7.82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0894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10.93403" calcext:value-type="float">
            <text:p>1.09E+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74.71886" calcext:value-type="float">
            <text:p>7.47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9268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style-name="ce1" office:value-type="float" office:value="0.034436" calcext:value-type="float">
            <text:p>3.44E-002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11.51033" calcext:value-type="float">
            <text:p>1.15E+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60.15253" calcext:value-type="float">
            <text:p>6.02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5368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style-name="ce1" office:value-type="float" office:value="2.446128" calcext:value-type="float">
            <text:p>2.45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16.25048" calcext:value-type="float">
            <text:p>1.63E+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68.06712" calcext:value-type="float">
            <text:p>6.81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179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style-name="ce1" office:value-type="float" office:value="0.184472" calcext:value-type="float">
            <text:p>1.84E-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70.09229" calcext:value-type="float">
            <text:p>7.01E+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86.9867" calcext:value-type="float">
            <text:p>1.87E+00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9106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style-name="ce1" office:value-type="float" office:value="12.61021" calcext:value-type="float">
            <text:p>1.26E+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12.78964" calcext:value-type="float">
            <text:p>1.28E+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55.91275" calcext:value-type="float">
            <text:p>5.59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4689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style-name="ce1" office:value-type="float" office:value="0.88753" calcext:value-type="float">
            <text:p>8.88E-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12.46789" calcext:value-type="float">
            <text:p>1.25E+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50.13248" calcext:value-type="float">
            <text:p>5.01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5" calcext:value-type="float">
            <text:p>5.25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8.76" calcext:value-type="float">
            <text:p>8.76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65.64657" calcext:value-type="float">
            <text:p>6.56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0319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20.03354" calcext:value-type="float">
            <text:p>2.00E+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96.76" calcext:value-type="float">
            <text:p>9.68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5" calcext:value-type="float">
            <text:p>5.25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9.44635" calcext:value-type="float">
            <text:p>9.45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82.3755" calcext:value-type="float">
            <text:p>8.24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4858" calcext:value-type="float">
            <text:p>5.29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2.906959" calcext:value-type="float">
            <text:p>2.91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67.89231" calcext:value-type="float">
            <text:p>6.79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7" calcext:value-type="float">
            <text:p>5.27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14.69806" calcext:value-type="float">
            <text:p>1.47E+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87.72244" calcext:value-type="float">
            <text:p>8.77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89207" calcext:value-type="float">
            <text:p>5.29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0.018812" calcext:value-type="float">
            <text:p>1.88E-002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06.45" calcext:value-type="float">
            <text:p>1.06E+00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6346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10.5739" calcext:value-type="float">
            <text:p>1.06E+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69.69172" calcext:value-type="float">
            <text:p>6.97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8293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7.6" calcext:value-type="float">
            <text:p>7.60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54.72572" calcext:value-type="float">
            <text:p>5.47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2739" calcext:value-type="float">
            <text:p>5.29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10.42362" calcext:value-type="float">
            <text:p>1.04E+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65.40353" calcext:value-type="float">
            <text:p>6.54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4199" calcext:value-type="float">
            <text:p>5.29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9.533188" calcext:value-type="float">
            <text:p>9.53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82.7767" calcext:value-type="float">
            <text:p>8.28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7904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9.689328" calcext:value-type="float">
            <text:p>9.69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58.89997" calcext:value-type="float">
            <text:p>5.89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4713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8.491284" calcext:value-type="float">
            <text:p>8.49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.510528" calcext:value-type="float">
            <text:p>2.51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2706" calcext:value-type="float">
            <text:p>5.29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13.10269" calcext:value-type="float">
            <text:p>1.31E+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08.2864" calcext:value-type="float">
            <text:p>2.08E+00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1601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10.16445" calcext:value-type="float">
            <text:p>1.02E+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07.7486" calcext:value-type="float">
            <text:p>2.08E+00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0584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15.29829" calcext:value-type="float">
            <text:p>1.53E+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63.62411" calcext:value-type="float">
            <text:p>6.36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0292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8.468422" calcext:value-type="float">
            <text:p>8.47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5.008454" calcext:value-type="float">
            <text:p>5.01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4179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8.415804" calcext:value-type="float">
            <text:p>8.42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632668" calcext:value-type="float">
            <text:p>6.33E-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4804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9.356395" calcext:value-type="float">
            <text:p>9.36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3.378516" calcext:value-type="float">
            <text:p>3.38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905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9.560251" calcext:value-type="float">
            <text:p>9.56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3.846827" calcext:value-type="float">
            <text:p>3.85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9531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9.597835" calcext:value-type="float">
            <text:p>9.60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6.95656" calcext:value-type="float">
            <text:p>1.70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8281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10.97679" calcext:value-type="float">
            <text:p>1.10E+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454835" calcext:value-type="float">
            <text:p>1.45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0847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11.71792" calcext:value-type="float">
            <text:p>1.17E+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5.442938" calcext:value-type="float">
            <text:p>5.44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1357" calcext:value-type="float">
            <text:p>5.29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10.66941" calcext:value-type="float">
            <text:p>1.07E+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.941577" calcext:value-type="float">
            <text:p>2.94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3489" calcext:value-type="float">
            <text:p>5.29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10.48292" calcext:value-type="float">
            <text:p>1.05E+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62.61991" calcext:value-type="float">
            <text:p>6.26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4223" calcext:value-type="float">
            <text:p>5.29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10.17733" calcext:value-type="float">
            <text:p>1.02E+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3.384043" calcext:value-type="float">
            <text:p>3.38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2724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5.03576" calcext:value-type="float">
            <text:p>5.04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66.91871" calcext:value-type="float">
            <text:p>6.69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3967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14.42655" calcext:value-type="float">
            <text:p>1.44E+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63.9011" calcext:value-type="float">
            <text:p>6.39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89903" calcext:value-type="float">
            <text:p>5.29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19.45777" calcext:value-type="float">
            <text:p>1.95E+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0.5897" calcext:value-type="float">
            <text:p>1.06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7168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8.27671" calcext:value-type="float">
            <text:p>8.28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69.69805" calcext:value-type="float">
            <text:p>6.97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5382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7.761413" calcext:value-type="float">
            <text:p>7.76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74.37746" calcext:value-type="float">
            <text:p>7.44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931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11.04918" calcext:value-type="float">
            <text:p>1.10E+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4.361846" calcext:value-type="float">
            <text:p>4.36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5974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15.79659" calcext:value-type="float">
            <text:p>1.58E+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74.03907" calcext:value-type="float">
            <text:p>7.40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614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76.26017" calcext:value-type="float">
            <text:p>7.63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9895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55.78489" calcext:value-type="float">
            <text:p>5.58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8928" calcext:value-type="float">
            <text:p>5.29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54.5983" calcext:value-type="float">
            <text:p>5.46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10819" calcext:value-type="float">
            <text:p>5.31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73.59432" calcext:value-type="float">
            <text:p>7.36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4809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62.02245" calcext:value-type="float">
            <text:p>6.20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614" calcext:value-type="float">
            <text:p>5.31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65.24221" calcext:value-type="float">
            <text:p>6.52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6499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07.8818" calcext:value-type="float">
            <text:p>2.08E+00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5133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84.31999" calcext:value-type="float">
            <text:p>8.43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3987" calcext:value-type="float">
            <text:p>5.29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08.157" calcext:value-type="float">
            <text:p>2.08E+00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88794" calcext:value-type="float">
            <text:p>5.29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98.04416" calcext:value-type="float">
            <text:p>9.80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3198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4.075937" calcext:value-type="float">
            <text:p>4.08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1639" calcext:value-type="float">
            <text:p>5.29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.348114" calcext:value-type="float">
            <text:p>2.35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6064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88.67681" calcext:value-type="float">
            <text:p>8.87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5" calcext:value-type="float">
            <text:p>5.25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.537852" calcext:value-type="float">
            <text:p>2.54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5728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07.9863" calcext:value-type="float">
            <text:p>2.08E+00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0107" calcext:value-type="float">
            <text:p>5.29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2.39653" calcext:value-type="float">
            <text:p>1.24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8026" calcext:value-type="float">
            <text:p>5.31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3.140741" calcext:value-type="float">
            <text:p>3.14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6545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3.38045" calcext:value-type="float">
            <text:p>3.38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85587" calcext:value-type="float">
            <text:p>5.29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9.666154" calcext:value-type="float">
            <text:p>9.67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7103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5.620777" calcext:value-type="float">
            <text:p>5.62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1794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7.405078" calcext:value-type="float">
            <text:p>7.41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0588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0.97988" calcext:value-type="float">
            <text:p>1.10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5" calcext:value-type="float">
            <text:p>5.25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5.839275" calcext:value-type="float">
            <text:p>5.84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84097" calcext:value-type="float">
            <text:p>5.28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3.559462" calcext:value-type="float">
            <text:p>3.56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9412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0.51" calcext:value-type="float">
            <text:p>1.05E+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1358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6.255697" calcext:value-type="float">
            <text:p>6.26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4161" calcext:value-type="float">
            <text:p>5.29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01" calcext:value-type="float">
            <text:p>2.01E+00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2467" calcext:value-type="float">
            <text:p>5.29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4.322089" calcext:value-type="float">
            <text:p>4.32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8661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.430171" calcext:value-type="float">
            <text:p>2.43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7715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3.732781" calcext:value-type="float">
            <text:p>3.73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4203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3.995072" calcext:value-type="float">
            <text:p>4.00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6227" calcext:value-type="float">
            <text:p>5.31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5.535213" calcext:value-type="float">
            <text:p>5.54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5054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.744772" calcext:value-type="float">
            <text:p>2.74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4056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7.091368" calcext:value-type="float">
            <text:p>7.09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2209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4.586293" calcext:value-type="float">
            <text:p>4.59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674" calcext:value-type="float">
            <text:p>5.31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6.573238" calcext:value-type="float">
            <text:p>6.57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5835" calcext:value-type="float">
            <text:p>5.31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3.241073" calcext:value-type="float">
            <text:p>3.24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601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.182926" calcext:value-type="float">
            <text:p>2.18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88206" calcext:value-type="float">
            <text:p>5.29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5.512854" calcext:value-type="float">
            <text:p>5.51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1126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6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6.844068" calcext:value-type="float">
            <text:p>6.84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3912" calcext:value-type="float">
            <text:p>5.29E+000</text:p>
          </table:table-cell>
          <table:table-cell office:value-type="string" calcext:value-type="string">
            <text:p>sec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84953" calcext:value-type="float">
            <text:p>5.28E+000</text:p>
          </table:table-cell>
          <table:table-cell office:value-type="string" calcext:value-type="string">
            <text:p>sec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1606" calcext:value-type="float">
            <text:p>5.29E+000</text:p>
          </table:table-cell>
          <table:table-cell office:value-type="string" calcext:value-type="string">
            <text:p>sec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5313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85486" calcext:value-type="float">
            <text:p>5.29E+000</text:p>
          </table:table-cell>
          <table:table-cell office:value-type="string" calcext:value-type="string">
            <text:p>sec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1187" calcext:value-type="float">
            <text:p>5.29E+000</text:p>
          </table:table-cell>
          <table:table-cell office:value-type="string" calcext:value-type="string">
            <text:p>sec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304391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0904" calcext:value-type="float">
            <text:p>5.29E+000</text:p>
          </table:table-cell>
          <table:table-cell office:value-type="string" calcext:value-type="string">
            <text:p>sec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7761" calcext:value-type="float">
            <text:p>5.30E+000</text:p>
          </table:table-cell>
          <table:table-cell office:value-type="string" calcext:value-type="string">
            <text:p>sec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85256" calcext:value-type="float">
            <text:p>5.29E+000</text:p>
          </table:table-cell>
          <table:table-cell office:value-type="string" calcext:value-type="string">
            <text:p>sec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epAllCells</text:p>
          </table:table-cell>
          <table:table-cell office:value-type="string" calcext:value-type="string">
            <text:p>execute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5.294473" calcext:value-type="float">
            <text:p>5.29E+000</text:p>
          </table:table-cell>
          <table:table-cell office:value-type="string" calcext:value-type="string">
            <text:p>sec</text:p>
          </table:table-cell>
          <table:table-cell table:number-columns-repeated="8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/00/0000</text:date>, <text:time style:data-style-name="N2" text:time-value="17:22:18.737046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9:15:15.635881730</meta:creation-date>
    <dc:date>2016-01-31T17:23:56.946333848</dc:date>
    <meta:editing-duration>PT56M48S</meta:editing-duration>
    <meta:editing-cycles>4</meta:editing-cycles>
    <meta:generator>LibreOffice/4.2.8.2$Linux_X86_64 LibreOffice_project/420m0$Build-2</meta:generator>
    <meta:document-statistic meta:table-count="1" meta:cell-count="125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2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637cm" svg:height="12.192cm" xlink:href=".." xlink:type="simple" chart:class="chart:bar" chart:style-name="ch1">
        <chart:title svg:x="4.838cm" svg:y="0.379cm" chart:style-name="ch2">
          <text:p>Время расчета движения частиц, сек.</text:p>
        </chart:title>
        <chart:plot-area chart:style-name="ch3" table:cell-range-address="Sheet1.K1:Sheet1.L3" chart:data-source-has-labels="column" svg:x="0.352cm" svg:y="1.421cm" svg:width="16.933cm" svg:height="10.52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02cm" svg:y="1.421cm" svg:width="16.081cm" svg:height="9.8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K1:Sheet1.K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L1:Sheet1.L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Nvidia Kepler</text:p>
                <draw:g>
                  <svg:desc>Sheet1.K1:Sheet1.K3</svg:desc>
                </draw:g>
              </table:table-cell>
              <table:table-cell office:value-type="float" office:value="0.496">
                <text:p>0.496</text:p>
                <draw:g>
                  <svg:desc>Sheet1.L1:Sheet1.L3</svg:desc>
                </draw:g>
              </table:table-cell>
            </table:table-row>
            <table:table-row>
              <table:table-cell office:value-type="string">
                <text:p>Intel Xeon</text:p>
              </table:table-cell>
              <table:table-cell office:value-type="float" office:value="25.49585">
                <text:p>25.49585</text:p>
              </table:table-cell>
            </table:table-row>
            <table:table-row>
              <table:table-cell office:value-type="string">
                <text:p>Intel Xeon Phi</text:p>
              </table:table-cell>
              <table:table-cell office:value-type="float" office:value="8.480432">
                <text:p>8.4804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43cm" svg:y="0.316cm" chart:style-name="ch2">
          <text:p>Время расчета движения частиц</text:p>
        </chart:title>
        <chart:plot-area chart:style-name="ch3" table:cell-range-address="Sheet1.B2:Sheet1.C7" svg:x="1.335cm" svg:y="1.295cm" svg:width="14.345cm" svg:height="6.54cm">
          <chartooo:coordinate-region svg:x="3.304cm" svg:y="1.495cm" svg:width="12.075cm" svg:height="5.691cm"/>
          <chart:axis chart:dimension="x" chart:name="primary-x" chart:style-name="ch4">
            <chart:title svg:x="5.586cm" svg:y="8.015cm" chart:style-name="ch5">
              <text:p>количество ускорителей Intel Xeon Phi</text:p>
            </chart:title>
          </chart:axis>
          <chart:axis chart:dimension="y" chart:name="primary-y" chart:style-name="ch6">
            <chart:title svg:x="0.451cm" svg:y="5.481cm" chart:style-name="ch7">
              <text:p>время, сек.</text:p>
            </chart:title>
            <chart:grid chart:style-name="ch8" chart:class="major"/>
          </chart:axis>
          <chart:series chart:style-name="ch9" chart:values-cell-range-address="Sheet1.C2:Sheet1.C7" chart:class="chart:scatter">
            <chart:domain table:cell-range-address="Sheet1.B2:Sheet1.B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7</svg:desc>
                </draw:g>
              </table:table-cell>
              <table:table-cell office:value-type="float" office:value="8.480432">
                <text:p>8.480432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905813">
                <text:p>6.905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.946658">
                <text:p>5.946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0.604343">
                <text:p>10.6043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5.334992">
                <text:p>25.334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.29540747">
                <text:p>5.295407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168cm" svg:y="0.316cm" chart:style-name="ch2">
          <text:p>Время выполнения коллективных коммуникаций (MPI_Allreduce)</text:p>
        </chart:title>
        <chart:plot-area chart:style-name="ch3" table:cell-range-address="Sheet1.B2:Sheet1.B7 Sheet1.D2:Sheet1.D7" svg:x="1.335cm" svg:y="1.295cm" svg:width="14.345cm" svg:height="6.54cm">
          <chartooo:coordinate-region svg:x="3.304cm" svg:y="1.495cm" svg:width="12.075cm" svg:height="5.691cm"/>
          <chart:axis chart:dimension="x" chart:name="primary-x" chart:style-name="ch4">
            <chart:title svg:x="5.536cm" svg:y="8.015cm" chart:style-name="ch5">
              <text:p>количество ускорителей  Intel Xeon Phi</text:p>
            </chart:title>
          </chart:axis>
          <chart:axis chart:dimension="y" chart:name="primary-y" chart:style-name="ch6">
            <chart:title svg:x="0.451cm" svg:y="5.481cm" chart:style-name="ch7">
              <text:p>время, сек.</text:p>
            </chart:title>
            <chart:grid chart:style-name="ch8" chart:class="major"/>
          </chart:axis>
          <chart:series chart:style-name="ch9" chart:values-cell-range-address="Sheet1.D2:Sheet1.D7" chart:class="chart:scatter">
            <chart:domain table:cell-range-address="Sheet1.B2:Sheet1.B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7</svg:desc>
                </draw:g>
              </table:table-cell>
              <table:table-cell office:value-type="float" office:value="0.001569">
                <text:p>0.001569</text:p>
                <draw:g>
                  <svg:desc>Sheet1.D2:Sheet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77595">
                <text:p>6.177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.2325552">
                <text:p>3.23255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1.7335983">
                <text:p>11.7335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9.60705346">
                <text:p>69.607053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75cm" svg:y="0.316cm" chart:style-name="ch2">
          <text:p>Производительность</text:p>
        </chart:title>
        <chart:plot-area chart:style-name="ch3" table:cell-range-address="Sheet1.K1:Sheet1.K3 Sheet1.N1:Sheet1.N3" chart:data-source-has-labels="column" svg:x="1.523cm" svg:y="1.295cm" svg:width="14.157cm" svg:height="7.5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17cm" svg:y="1.295cm" svg:width="13.118cm" svg:height="6.87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K1:Sheet1.K3"/>
          </chart:axis>
          <chart:axis chart:dimension="y" chart:name="primary-y" chart:style-name="ch5">
            <chart:title svg:x="0.451cm" svg:y="5.806cm" chart:style-name="ch6">
              <text:p>Gflop/s</text:p>
            </chart:title>
            <chart:grid chart:style-name="ch7" chart:class="major"/>
          </chart:axis>
          <chart:axis chart:dimension="z" chart:name="primary-z" chart:style-name="ch4"/>
          <chart:series chart:style-name="ch8" chart:values-cell-range-address="Sheet1.N1:Sheet1.N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Nvidia Kepler</text:p>
                <draw:g>
                  <svg:desc>Sheet1.K1:Sheet1.K3</svg:desc>
                </draw:g>
              </table:table-cell>
              <table:table-cell office:value-type="float" office:value="3.2258064516129">
                <text:p>3.2258064516129</text:p>
                <draw:g>
                  <svg:desc>Sheet1.N1:Sheet1.N3</svg:desc>
                </draw:g>
              </table:table-cell>
            </table:table-row>
            <table:table-row>
              <table:table-cell office:value-type="string">
                <text:p>Intel Xeon</text:p>
              </table:table-cell>
              <table:table-cell office:value-type="float" office:value="0.0627553111584827">
                <text:p>0.0627553111584827</text:p>
              </table:table-cell>
            </table:table-row>
            <table:table-row>
              <table:table-cell office:value-type="string">
                <text:p>Intel Xeon Phi</text:p>
              </table:table-cell>
              <table:table-cell office:value-type="float" office:value="0.188669633811108">
                <text:p>0.1886696338111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2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179cm" svg:y="0.315cm" chart:style-name="ch2">
          <text:p>Эффективность в слабом смысле для Лагранжевой декомпозиции</text:p>
        </chart:title>
        <chart:plot-area chart:style-name="ch3" table:cell-range-address="Sheet1.B2:Sheet1.B7 Sheet1.F2:Sheet1.F7" svg:x="0.32cm" svg:y="1.39cm" svg:width="15.36cm" svg:height="6.257cm">
          <chartooo:coordinate-region svg:x="1.467cm" svg:y="1.591cm" svg:width="13.913cm" svg:height="5.407cm"/>
          <chart:axis chart:dimension="x" chart:name="primary-x" chart:style-name="ch4">
            <chart:title svg:x="4.316cm" svg:y="7.971cm" chart:style-name="ch5">
              <text:p>количество процессорных элементов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F2:Sheet1.F7" chart:class="chart:scatter">
            <chart:domain table:cell-range-address="Sheet1.B2:Sheet1.B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7</svg:desc>
                </draw:g>
              </table:table-cell>
              <table:table-cell office:value-type="float" office:value="1.00023596698113">
                <text:p>1.00023596698113</text:p>
                <draw:g>
                  <svg:desc>Sheet1.F2:Sheet1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71427358490566">
                <text:p>0.7714273584905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216490877358491">
                <text:p>0.2164908773584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125051214622642">
                <text:p>0.125051214622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874259205188679">
                <text:p>0.0874259205188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0883283737382076">
                <text:p>0.08832837373820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